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9000000E407CC1410334F3A10.png" manifest:media-type="image/png"/>
  <manifest:file-entry manifest:full-path="Pictures/1000020100000413000000FACBB9B6183CCA6422.png" manifest:media-type="image/png"/>
  <manifest:file-entry manifest:full-path="Pictures/100002010000044E000002D84CDE92E59C8BA94A.png" manifest:media-type="image/png"/>
  <manifest:file-entry manifest:full-path="Pictures/1000020100000482000001DF1A902BF63A84AA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4.075cm" draw:z-index="0"><draw:image xlink:href="Pictures/1000020100000413000000FACBB9B6183CCA6422.png" xlink:type="simple" xlink:show="embed" xlink:actuate="onLoad" loext:mime-type="image/x-vclgraphic"/></draw:frame></text:p>
      <text:p text:style-name="Standard"/>
      <text:p text:style-name="Standard"><draw:frame draw:style-name="fr1" draw:name="Image2" text:anchor-type="paragraph" svg:width="17cm" svg:height="7.056cm" draw:z-index="1"><draw:image xlink:href="Pictures/1000020100000482000001DF1A902BF63A84AA27.png" xlink:type="simple" xlink:show="embed" xlink:actuate="onLoad" loext:mime-type="image/x-vclgraphic"/></draw:frame></text:p>
      <text:p text:style-name="Standard"/>
      <text:p text:style-name="Standard"><draw:frame draw:style-name="fr1" draw:name="Image3" text:anchor-type="paragraph" svg:width="17cm" svg:height="3.584cm" draw:z-index="2"><draw:image xlink:href="Pictures/1000020100000439000000E407CC1410334F3A1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17cm" svg:height="11.231cm" draw:z-index="3"><draw:image xlink:href="Pictures/100002010000044E000002D84CDE92E59C8BA94A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1:59:55.895711403</meta:creation-date>
    <dc:date>2020-12-10T12:02:42.588873550</dc:date>
    <meta:editing-duration>PT2M47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